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/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table:number-columns-repeated="3"/>
          <table:table-cell table:style-name="ce15" table:formula="of:=SUM([.B3:.F3])" office:value-type="float" office:value="16400" calcext:value-type="float">
            <text:p>164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D26];[.E26];[.F26])" office:value-type="float" office:value="350" calcext:value-type="float">
            <text:p>35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6:.F2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:.F26])" office:value-type="float" office:value="362.5" calcext:value-type="float">
            <text:p>362.5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D26];[.E26];[.F26])" office:value-type="float" office:value="350" calcext:value-type="float">
            <text:p>35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:.F26])" office:value-type="float" office:value="362.5" calcext:value-type="float">
            <text:p>362.5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E26])" office:value-type="float" office:value="712.5" calcext:value-type="float">
            <text:p>712.5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26:.F26])" office:value-type="float" office:value="712.5" calcext:value-type="float">
            <text:p>712.5</text:p>
          </table:table-cell>
          <table:table-cell table:style-name="ce47" office:value-type="string" calcext:value-type="string">
            <text:p>Gevor</text:p>
          </table:table-cell>
          <table:table-cell/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Ani G</text:p>
          </table:table-cell>
          <table:table-cell table:style-name="ce21"/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2" office:value-type="float" office:value="0" calcext:value-type="float">
            <text:p>0</text:p>
          </table:table-cell>
          <table:table-cell table:formula="of:=[.E3]/22" office:value-type="float" office:value="0" calcext:value-type="float">
            <text:p>0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Tina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])" office:value-type="float" office:value="362.5" calcext:value-type="float">
            <text:p>362.5</text:p>
          </table:table-cell>
          <table:table-cell office:value-type="string" calcext:value-type="string">
            <text:p>Arus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15" table:formula="of:=SUM([.H4:.H28])" office:value-type="float" office:value="13900" calcext:value-type="float">
            <text:p>13900</text:p>
          </table:table-cell>
          <table:table-cell table:style-name="ce29"/>
          <table:table-cell table:style-name="ce15" table:formula="of:=SUM([.J3:.J28])" office:value-type="float" office:value="10000" calcext:value-type="float">
            <text:p>1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3:02:13.515768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01T13:02:27.914337539</dc:date>
    <meta:editing-duration>P10DT15H47M28S</meta:editing-duration>
    <meta:editing-cycles>3297</meta:editing-cycles>
    <meta:generator>LibreOffice/4.2.8.2$Linux_X86_64 LibreOffice_project/420m0$Build-2</meta:generator>
    <meta:document-statistic meta:table-count="20" meta:cell-count="9109" meta:object-count="0"/>
  </office:meta>
</office:document-meta>
</file>